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 Medium" svg:font-family="'Inter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 Medium" fo:font-size="18pt" officeooo:paragraph-rsid="0018f362" style:font-size-asian="18pt" style:font-size-complex="18pt"/>
    </style:style>
    <style:style style:name="P2" style:family="paragraph" style:parent-style-name="Standard">
      <style:text-properties style:font-name="Inter Medium" officeooo:rsid="0018f362" officeooo:paragraph-rsid="0018f362"/>
    </style:style>
    <style:style style:name="P3" style:family="paragraph" style:parent-style-name="Standard">
      <style:text-properties style:font-name="Inter Medium" officeooo:paragraph-rsid="0018f362"/>
    </style:style>
    <style:style style:name="T1" style:family="text">
      <style:text-properties officeooo:rsid="0018f36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LA RORRO</text:p>
      <text:p text:style-name="P2"/>
      <text:p text:style-name="P3">Duerme duerme gracioso niñito…</text:p>
      <text:p text:style-name="P3">Deja el lecho que empajado esta…</text:p>
      <text:p text:style-name="P3">Nuestros brazos de amor infinito…</text:p>
      <text:p text:style-name="P3">Blanca cuna y calor te dará…</text:p>
      <text:p text:style-name="P3"/>
      <text:p text:style-name="P3">A LA RO<text:span text:style-name="T1">R</text:span>RO GRACIOSO NIÑITO,</text:p>
      <text:p text:style-name="P3">A LA RO<text:span text:style-name="T1">R</text:span>RO MI DICHA Y MI AMOR,</text:p>
      <text:p text:style-name="P3">TU RECIBES NIÑITO BENDITO</text:p>
      <text:p text:style-name="P3">DE MIS BRAZOS Y PECHO EL CALOR.</text:p>
      <text:p text:style-name="P3">A LA RO<text:span text:style-name="T1">R</text:span>RO GRACIOSO NIÑITO,</text:p>
      <text:p text:style-name="P3">A LA RO<text:span text:style-name="T1">R</text:span>RO MI DICHA Y MI AMOR,</text:p>
      <text:p text:style-name="P3">TU RECIBES NIÑITO BENDITO</text:p>
      <text:p text:style-name="P3">DE MIS BRAZOS Y PECHO EL CALOR.</text:p>
      <text:p text:style-name="P3"/>
      <text:p text:style-name="P3">Vengan vengan zagalas hermosas…</text:p>
      <text:p text:style-name="P3">A este Niño a arrullar con fervor…</text:p>
      <text:p text:style-name="P3">Y formarles coronas de rosas...</text:p>
      <text:p text:style-name="P3">Y cantarles mil coplas de amor…</text:p>
      <text:p text:style-name="P3"/>
      <text:p text:style-name="P3">A LA RO<text:span text:style-name="T1">R</text:span>RO GRACIOSO NIÑITO,</text:p>
      <text:p text:style-name="P3">A LA RO<text:span text:style-name="T1">R</text:span>RO MI DICHA Y MI AMOR,</text:p>
      <text:p text:style-name="P3">TU RECIBES NIÑITO BENDITO</text:p>
      <text:p text:style-name="P3">DE MIS BRAZOS Y PECHO EL CALOR.</text:p>
      <text:p text:style-name="P3">A LA RO<text:span text:style-name="T1">R</text:span>RO GRACIOSO NIÑITO,</text:p>
      <text:p text:style-name="P3">A LA RO<text:span text:style-name="T1">R</text:span>RO MI DICHA Y MI AMOR,</text:p>
      <text:p text:style-name="P3">TU RECIBES NIÑITO BENDITO</text:p>
      <text:p text:style-name="P3">DE MIS BRAZOS Y PECHO EL CALOR.</text:p>
      <text:p text:style-name="P3"/>
      <text:p text:style-name="P3">Vengan vengan los reyes de oriente…</text:p>
      <text:p text:style-name="P3">Con tributo de regio caudal…</text:p>
      <text:p text:style-name="P3">Y ofrecedle con cantos sonrientes…</text:p>
      <text:p text:style-name="P3">Mil fervores al Rey celestial…</text:p>
      <text:p text:style-name="P3"/>
      <text:p text:style-name="P3">A LA RO<text:span text:style-name="T1">R</text:span>RO GRACIOSO NIÑITO,</text:p>
      <text:p text:style-name="P3">A LA RO<text:span text:style-name="T1">R</text:span>RO MI DICHA Y MI AMOR,</text:p>
      <text:p text:style-name="P3">TU RECIBES NIÑITO BENDITO</text:p>
      <text:p text:style-name="P3">DE MIS BRAZOS Y PECHO EL CALOR.</text:p>
      <text:p text:style-name="P3">A LA RO<text:span text:style-name="T1">R</text:span>RO GRACIOSO NIÑITO,</text:p>
      <text:p text:style-name="P3">A LA RO<text:span text:style-name="T1">R</text:span>RO MI DICHA Y MI AMOR,</text:p>
      <text:p text:style-name="P3">TU RECIBES NIÑITO BENDITO</text:p>
      <text:p text:style-name="P3">DE MIS BRAZOS Y PECHO EL CAL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 Medium" svg:font-family="'Inter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0:18:16.153807798</meta:creation-date>
    <dc:date>2023-12-27T10:25:10.041780676</dc:date>
    <meta:editing-duration>PT6M54S</meta:editing-duration>
    <meta:editing-cycles>1</meta:editing-cycles>
    <meta:document-statistic meta:table-count="0" meta:image-count="0" meta:object-count="0" meta:page-count="1" meta:paragraph-count="37" meta:word-count="211" meta:character-count="1065" meta:non-whitespace-character-count="891"/>
    <meta:generator>LibreOffice/7.5.6.2$Linux_X86_64 LibreOffice_project/50$Build-2</meta:generator>
  </office:meta>
</office:document-meta>
</file>